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iComponentsTests.encodeAndExpandPartial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invalidCharac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invalidEncoded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toUriNot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serializ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Tests.assertExceptionsForInvalidPort( UriComponents uriCompone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iComponentsTests.encodeAndExpandWithDollarSig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exp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UriComponentsTests.copyToUriComponents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UriComponentsTests.equalsOpaqueUri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Tests.equalsHierarchicalUriCompon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riComponentsTests.norm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expandWithRegex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uirTemplateExpandWithMismatchedCurlyBr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expandAndEn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invalid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toUriAlready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toUri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iComponentsTests.encodeAndExpa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toUriWithIpv6HostAlready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expandWithFragmen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iComponentsTests.expandEncod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